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svg:stroke-color="#000000" draw:textarea-horizontal-align="left" draw:auto-grow-height="true" fo:min-height="0cm" fo:min-width="0cm"/>
    </style:style>
    <style:style style:name="gr9" style:family="graphic" style:parent-style-name="standard">
      <style:graphic-properties draw:fill="solid" draw:fill-color="#7da647"/>
    </style:style>
    <style:style style:name="gr10" style:family="graphic" style:parent-style-name="standard">
      <style:graphic-properties draw:fill="solid" draw:fill-color="#b3b3b3" fo:min-height="0.295cm" fo:min-width="1.698cm"/>
    </style:style>
    <style:style style:name="gr11" style:family="graphic" style:parent-style-name="standard">
      <style:graphic-properties draw:fill="solid" draw:fill-color="#b3b3b3" fo:min-height="0.296cm" fo:min-width="1.481cm"/>
    </style:style>
    <style:style style:name="gr12" style:family="graphic" style:parent-style-name="standard">
      <style:graphic-properties draw:fill="solid" draw:fill-color="#7da647" fo:min-height="0.295cm" fo:min-width="1.951cm"/>
    </style:style>
    <style:style style:name="gr13" style:family="graphic" style:parent-style-name="standard">
      <style:graphic-properties draw:fill="solid" draw:fill-color="#eb613d" draw:auto-grow-height="false" draw:auto-grow-width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b433" draw:auto-grow-height="false" draw:auto-grow-width="false"/>
    </style:style>
    <style:style style:name="gr16" style:family="graphic" style:parent-style-name="standard">
      <style:graphic-properties draw:fill="solid" draw:fill-color="#99ccff" draw:auto-grow-height="false" draw:auto-grow-width="false"/>
    </style:style>
    <style:style style:name="gr17" style:family="graphic" style:parent-style-name="standard">
      <style:graphic-properties draw:fill="solid" draw:fill-color="#eb613d" draw:shadow="hidden"/>
    </style:style>
    <style:style style:name="gr18" style:family="graphic" style:parent-style-name="standard">
      <style:graphic-properties draw:fill="solid" draw:fill-color="#99ccff"/>
    </style:style>
    <style:style style:name="gr19" style:family="graphic" style:parent-style-name="standard">
      <style:graphic-properties draw:fill="solid" draw:fill-color="#99ccff" fo:min-height="0.556cm" fo:min-width="1.8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7da647" draw:auto-grow-height="false" draw:auto-grow-width="false"/>
    </style:style>
    <style:style style:name="gr22" style:family="graphic" style:parent-style-name="standard">
      <style:graphic-properties draw:fill="solid" draw:fill-color="#9999ff" draw:textarea-horizontal-align="center" draw:textarea-vertical-align="middle"/>
    </style:style>
    <style:style style:name="gr23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4" style:family="graphic" style:parent-style-name="standard">
      <style:graphic-properties draw:fill="solid" draw:fill-color="#b3b3b3"/>
    </style:style>
    <style:style style:name="gr25" style:family="graphic" style:parent-style-name="standard">
      <style:graphic-properties draw:fill="solid" draw:fill-color="#b3b3b3" draw:auto-grow-height="false" draw:auto-grow-width="false"/>
    </style:style>
    <style:style style:name="gr26" style:family="graphic" style:parent-style-name="standard">
      <style:graphic-properties draw:fill="solid" draw:fill-color="#ffffff" draw:auto-grow-height="false" draw:auto-grow-width="false"/>
    </style:style>
    <style:style style:name="gr27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indent="0cm"/>
      <style:text-properties style:use-window-font-color="true"/>
    </style:style>
    <style:style style:name="P8" style:family="paragraph">
      <style:paragraph-properties fo:margin-left="0cm" fo:margin-right="0cm" fo:text-indent="0cm"/>
      <style:text-properties fo:font-style="normal"/>
    </style:style>
    <style:style style:name="P9" style:family="paragraph">
      <style:paragraph-properties fo:margin-left="0cm" fo:margin-right="0cm" fo:text-indent="0cm"/>
      <style:text-properties fo:font-weight="normal"/>
    </style:style>
    <style:style style:name="P10" style:family="paragraph">
      <style:text-properties fo:font-size="18pt" fo:font-weight="bold"/>
    </style:style>
    <style:style style:name="P11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style:use-window-font-color="true"/>
    </style:style>
    <style:style style:name="T5" style:family="text">
      <style:text-properties fo:font-size="18pt" fo:font-weight="bold"/>
    </style:style>
    <style:style style:name="T6" style:family="text">
      <style:text-properties fo:font-size="14pt" fo:font-weight="bold"/>
    </style:style>
    <style:style style:name="T7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43cm" svg:height="0.806cm" svg:x="15.434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13cm" svg:height="0.806cm" svg:x="19.691cm" svg:y="8.234cm">
          <draw:text-box>
            <text:p text:style-name="P1">MP_IN_GROUP</text:p>
          </draw:text-box>
        </draw:frame>
        <draw:frame draw:style-name="gr2" draw:text-style-name="P3" draw:id="id3" draw:layer="layout" svg:width="2.597cm" svg:height="0.806cm" svg:x="26.35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2.692cm" svg:y="5cm"/>
          <draw:glue-point draw:id="6" svg:x="-5cm" svg:y="2.493cm"/>
        </draw:frame>
        <draw:frame draw:style-name="gr2" draw:text-style-name="P4" draw:id="id4" draw:layer="layout" svg:width="3.817cm" svg:height="0.806cm" svg:x="31.49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53cm" svg:height="0.806cm" svg:x="20.671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77cm" svg:y1="8.631cm" svg:x2="19.691cm" svg:y2="8.637cm" draw:start-shape="id1" draw:start-glue-point="1" draw:end-shape="id2" svg:d="m16677 8631h1507v6h1507">
          <text:p/>
        </draw:connector>
        <draw:frame draw:style-name="gr4" draw:text-style-name="P6" draw:layer="layout" svg:width="40cm" svg:height="2.223cm" svg:x="1cm" svg:y="1.435cm">
          <draw:text-box>
            <text:p text:style-name="P6"><text:s text:c="116"/>KohoVolit.eu Generación Cuarta</text:p>
          </draw:text-box>
        </draw:frame>
        <draw:frame draw:style-name="gr5" draw:layer="layout" svg:width="0.637cm" svg:height="0.645cm" svg:x="21.246cm" svg:y="7.715cm">
          <draw:text-box>
            <text:p text:style-name="P1">*</text:p>
          </draw:text-box>
        </draw:frame>
        <draw:connector draw:style-name="gr3" draw:text-style-name="P5" draw:layer="layout" svg:x1="23.804cm" svg:y1="8.637cm" svg:x2="26.35cm" svg:y2="8.631cm" draw:start-shape="id2" draw:start-glue-point="1" draw:end-shape="id3" svg:d="m23804 8637h1273v-6h1273">
          <text:p/>
        </draw:connector>
        <draw:frame draw:style-name="gr5" draw:text-style-name="P1" draw:layer="layout" svg:width="0.637cm" svg:height="0.645cm" svg:x="19.122cm" svg:y="8.115cm">
          <draw:text-box>
            <text:p text:style-name="P1">*</text:p>
          </draw:text-box>
        </draw:frame>
        <draw:frame draw:style-name="gr5" draw:text-style-name="P1" draw:layer="layout" svg:width="0.697cm" svg:height="0.645cm" svg:x="30.947cm" svg:y="8.015cm">
          <draw:text-box>
            <text:p text:style-name="P1">1</text:p>
          </draw:text-box>
        </draw:frame>
        <draw:frame draw:style-name="gr6" draw:layer="layout" svg:width="2.454cm" svg:height="0.645cm" svg:x="27.825cm" svg:y="9.515cm">
          <draw:text-box>
            <text:p text:style-name="P1">subgroup_of</text:p>
          </draw:text-box>
        </draw:frame>
        <draw:frame draw:style-name="gr5" draw:layer="layout" svg:width="0.697cm" svg:height="0.645cm" svg:x="35.211cm" svg:y="8.049cm">
          <draw:text-box>
            <text:p text:style-name="P1">1</text:p>
          </draw:text-box>
        </draw:frame>
        <draw:frame draw:style-name="gr5" draw:layer="layout" svg:width="0.637cm" svg:height="0.645cm" svg:x="32.878cm" svg:y="9.028cm">
          <draw:text-box>
            <text:p text:style-name="P1">*</text:p>
          </draw:text-box>
        </draw:frame>
        <draw:connector draw:style-name="gr3" draw:text-style-name="P5" draw:layer="layout" svg:x1="31.494cm" svg:y1="8.631cm" svg:x2="28.947cm" svg:y2="8.631cm" draw:start-shape="id4" draw:end-shape="id3" draw:end-glue-point="1" svg:d="m31494 8631h-2547">
          <text:p/>
        </draw:connector>
        <draw:frame draw:style-name="gr5" draw:text-style-name="P1" draw:layer="layout" svg:width="0.637cm" svg:height="0.645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296cm" draw:start-shape="id2" draw:start-glue-point="0" draw:end-shape="id5" draw:end-glue-point="2" svg:d="m21747 8234v-2938">
          <text:p/>
        </draw:connector>
        <draw:frame draw:style-name="gr7" draw:text-style-name="P1" draw:layer="layout" svg:width="0.697cm" svg:height="0.645cm" svg:x="21.155cm" svg:y="5.31cm">
          <draw:text-box>
            <text:p text:style-name="P1">1</text:p>
          </draw:text-box>
        </draw:frame>
        <draw:frame draw:style-name="gr5" draw:layer="layout" svg:width="0.637cm" svg:height="0.645cm" svg:x="23.74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cm" svg:height="0.645cm" svg:x="33.504cm" svg:y="9.523cm">
          <draw:text-box>
            <text:p text:style-name="P1">subkind_of</text:p>
          </draw:text-box>
        </draw:frame>
        <draw:frame draw:style-name="gr5" draw:layer="layout" svg:width="0.637cm" svg:height="0.645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5cm" svg:x="25.786cm" svg:y="8.015cm">
          <draw:text-box>
            <text:p text:style-name="P1">1</text:p>
          </draw:text-box>
        </draw:frame>
        <draw:connector draw:style-name="gr3" draw:text-style-name="P5" draw:layer="layout" svg:x1="28.347cm" svg:y1="9.034cm" svg:x2="28.946cm" svg:y2="8.811cm" draw:start-shape="id3" draw:start-glue-point="5" draw:end-shape="id3" draw:end-glue-point="4" svg:d="m28347 9034v513h1113v-736h-514">
          <text:p/>
        </draw:connector>
        <draw:frame draw:style-name="gr5" draw:text-style-name="P1" draw:layer="layout" svg:width="0.697cm" svg:height="0.645cm" svg:x="28.8cm" svg:y="8.8cm">
          <draw:text-box>
            <text:p text:style-name="P1">1</text:p>
          </draw:text-box>
        </draw:frame>
        <draw:frame draw:style-name="gr8" draw:text-style-name="P7" draw:layer="layout" svg:width="0.697cm" svg:height="0.645cm" svg:x="27.093cm" svg:y="5.327cm">
          <draw:text-box>
            <text:p text:style-name="P1"><text:span text:style-name="T4">1</text:span></text:p>
          </draw:text-box>
        </draw:frame>
        <draw:frame draw:style-name="gr5" draw:text-style-name="P1" draw:layer="layout" svg:width="0.637cm" svg:height="0.645cm" svg:x="27.783cm" svg:y="9.037cm">
          <draw:text-box>
            <text:p text:style-name="P1">*</text:p>
          </draw:text-box>
        </draw:frame>
        <draw:frame draw:style-name="gr9" draw:text-style-name="P4" draw:id="id9" draw:layer="layout" svg:width="1.903cm" svg:height="0.806cm" svg:x="26.697cm" svg:y="4.49cm">
          <draw:text-box>
            <text:p text:style-name="P1"><text:span text:style-name="T2">TERM</text:span></text:p>
          </draw:text-box>
        </draw:frame>
        <draw:frame draw:style-name="gr10" draw:text-style-name="P2" draw:id="id8" draw:layer="layout" svg:width="3.618cm" svg:height="0.806cm" svg:x="19.938cm" svg:y="23.041cm">
          <draw:text-box>
            <text:p text:style-name="P1"><text:span text:style-name="T1">LANGUAGE_</text:span></text:p>
          </draw:text-box>
        </draw:frame>
        <draw:frame draw:style-name="gr11" draw:text-style-name="P3" draw:id="id6" draw:layer="layout" svg:width="2.94cm" svg:height="0.806cm" svg:x="20.277cm" svg:y="15.799cm">
          <draw:text-box>
            <text:p text:style-name="P1"><text:span text:style-name="T2">COUNTRY</text:span></text:p>
          </draw:text-box>
        </draw:frame>
        <draw:frame draw:style-name="gr12" draw:text-style-name="P3" draw:id="id7" draw:layer="layout" svg:width="3.715cm" svg:height="0.806cm" svg:x="19.89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7cm" svg:y1="16.605cm" svg:x2="21.747cm" svg:y2="19.499cm" draw:start-shape="id6" draw:start-glue-point="2" draw:end-shape="id7" draw:end-glue-point="0" svg:d="m21747 16605v2894">
          <text:p/>
        </draw:connector>
        <draw:frame draw:style-name="gr5" draw:layer="layout" svg:width="0.697cm" svg:height="0.645cm" svg:x="21.234cm" svg:y="16.563cm">
          <draw:text-box>
            <text:p text:style-name="P1">1</text:p>
          </draw:text-box>
        </draw:frame>
        <draw:frame draw:style-name="gr5" draw:layer="layout" svg:width="0.637cm" svg:height="0.645cm" svg:x="21.259cm" svg:y="19.04cm">
          <draw:text-box>
            <text:p text:style-name="P1">*</text:p>
          </draw:text-box>
        </draw:frame>
        <draw:frame draw:style-name="gr13" draw:text-style-name="P1" draw:layer="layout" svg:width="2.03cm" svg:height="0.806cm" svg:x="1.935cm" svg:y="22.093cm">
          <draw:text-box>
            <text:p/>
          </draw:text-box>
        </draw:frame>
        <draw:frame draw:style-name="gr14" draw:layer="layout" svg:width="1.243cm" svg:height="0.806cm" svg:x="4.31cm" svg:y="22.093cm">
          <draw:text-box>
            <text:p text:style-name="P1">MP</text:p>
          </draw:text-box>
        </draw:frame>
        <draw:frame draw:style-name="gr15" draw:text-style-name="P8" draw:layer="layout" svg:width="2.03cm" svg:height="0.806cm" svg:x="1.935cm" svg:y="23.393cm">
          <draw:text-box>
            <text:p/>
          </draw:text-box>
        </draw:frame>
        <draw:frame draw:style-name="gr14" draw:layer="layout" svg:width="2.322cm" svg:height="0.806cm" svg:x="4.31cm" svg:y="23.393cm">
          <draw:text-box>
            <text:p text:style-name="P1">GROUP</text:p>
          </draw:text-box>
        </draw:frame>
        <draw:frame draw:style-name="gr16" draw:text-style-name="P9" draw:layer="layout" svg:width="2.03cm" svg:height="0.806cm" svg:x="1.935cm" svg:y="24.693cm">
          <draw:text-box>
            <text:p/>
          </draw:text-box>
        </draw:frame>
        <draw:frame draw:style-name="gr14" draw:layer="layout" svg:width="1.569cm" svg:height="0.806cm" svg:x="4.31cm" svg:y="24.693cm">
          <draw:text-box>
            <text:p text:style-name="P1">WTT</text:p>
          </draw:text-box>
        </draw:frame>
        <draw:frame draw:style-name="gr14" draw:text-style-name="P10" draw:layer="layout" svg:width="2.763cm" svg:height="0.962cm" svg:x="1.635cm" svg:y="19.875cm">
          <draw:text-box>
            <text:p text:style-name="P1"><text:span text:style-name="T5">Legend</text:span></text:p>
          </draw:text-box>
        </draw:frame>
        <draw:frame draw:style-name="gr5" draw:layer="layout" svg:width="0.697cm" svg:height="0.645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05cm" svg:x2="21.747cm" svg:y2="23.041cm" draw:start-shape="id7" draw:start-glue-point="2" draw:end-shape="id8" svg:d="m21747 20305v2736">
          <text:p/>
        </draw:connector>
        <draw:frame draw:style-name="gr5" draw:layer="layout" svg:width="0.697cm" svg:height="0.645cm" svg:x="21.213cm" svg:y="22.463cm">
          <draw:text-box>
            <text:p text:style-name="P1">1</text:p>
          </draw:text-box>
        </draw:frame>
        <draw:frame draw:style-name="gr5" draw:layer="layout" svg:width="0.637cm" svg:height="0.645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296cm" svg:x2="27.648cm" svg:y2="8.228cm" draw:start-shape="id9" draw:start-glue-point="2" draw:end-shape="id3" draw:end-glue-point="0" svg:d="m27648 5296v2932">
          <text:p/>
        </draw:connector>
        <draw:frame draw:style-name="gr2" draw:text-style-name="P3" draw:id="id10" draw:layer="layout" svg:width="2.145cm" svg:height="0.806cm" svg:x="20.675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5cm" svg:x="21.228cm" svg:y="15.188cm">
          <draw:text-box>
            <text:p text:style-name="P1">1</text:p>
          </draw:text-box>
        </draw:frame>
        <draw:frame draw:style-name="gr5" draw:layer="layout" svg:width="0.637cm" svg:height="0.645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5cm" svg:x="20.805cm" svg:y="11.488cm">
          <draw:text-box>
            <text:p text:style-name="P1">0..1</text:p>
          </draw:text-box>
        </draw:frame>
        <draw:frame draw:style-name="gr17" draw:text-style-name="P1" draw:id="id12" draw:layer="layout" svg:width="2.318cm" svg:height="0.806cm" svg:x="14.896cm" svg:y="4.49cm">
          <draw:text-box>
            <text:p text:style-name="P1">OFFICE</text:p>
          </draw:text-box>
        </draw:frame>
        <draw:frame draw:style-name="gr18" draw:text-style-name="P1" draw:id="id11" draw:layer="layout" svg:width="4.367cm" svg:height="0.806cm" svg:x="7.909cm" svg:y="8.234cm">
          <draw:text-box>
            <text:p text:style-name="P1">LETTER_TO_MP</text:p>
          </draw:text-box>
        </draw:frame>
        <draw:connector draw:style-name="gr3" draw:text-style-name="P5" draw:layer="layout" svg:x1="15.434cm" svg:y1="8.631cm" svg:x2="12.276cm" svg:y2="8.637cm" draw:start-shape="id1" draw:start-glue-point="3" draw:end-shape="id11" draw:end-glue-point="1" svg:d="m15434 8631h-1579v6h-1579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5cm" svg:x="16.571cm" svg:y="8.015cm">
          <draw:text-box>
            <text:p text:style-name="P1">1</text:p>
          </draw:text-box>
        </draw:frame>
        <draw:frame draw:style-name="gr5" draw:layer="layout" svg:width="0.637cm" svg:height="0.645cm" svg:x="15.541cm" svg:y="5.311cm">
          <draw:text-box>
            <text:p text:style-name="P1">*</text:p>
          </draw:text-box>
        </draw:frame>
        <draw:frame draw:style-name="gr5" draw:layer="layout" svg:width="0.637cm" svg:height="0.645cm" svg:x="12.241cm" svg:y="8.111cm">
          <draw:text-box>
            <text:p text:style-name="P1">*</text:p>
          </draw:text-box>
        </draw:frame>
        <draw:frame draw:style-name="gr9" draw:text-style-name="P3" draw:id="id13" draw:layer="layout" svg:width="4.418cm" svg:height="0.806cm" svg:x="25.439cm" svg:y="11.964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7.648cm" svg:y1="9.034cm" svg:x2="27.648cm" svg:y2="11.964cm" draw:start-shape="id3" draw:start-glue-point="2" draw:end-shape="id13" draw:end-glue-point="0" svg:d="m27648 9034v2930">
          <text:p/>
        </draw:connector>
        <draw:frame draw:style-name="gr5" draw:text-style-name="P1" draw:layer="measurelines" svg:width="0.697cm" svg:height="0.645cm" svg:x="27.127cm" svg:y="11.415cm">
          <draw:text-box>
            <text:p text:style-name="P1">1</text:p>
          </draw:text-box>
        </draw:frame>
        <draw:frame draw:style-name="gr5" draw:text-style-name="P1" draw:layer="measurelines" svg:width="0.637cm" svg:height="0.645cm" svg:x="27.119cm" svg:y="9.039cm">
          <draw:text-box>
            <text:p text:style-name="P1">*</text:p>
          </draw:text-box>
        </draw:frame>
        <draw:frame draw:style-name="gr18" draw:text-style-name="P1" draw:id="id14" draw:layer="measurelines" svg:width="1.852cm" svg:height="0.806cm" svg:x="26.722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77cm" draw:start-shape="id14" draw:start-glue-point="0" draw:end-shape="id13" svg:d="m27648 15699v-2929">
          <text:p/>
        </draw:connector>
        <draw:frame draw:style-name="gr5" draw:text-style-name="P1" draw:layer="measurelines" svg:width="0.697cm" svg:height="0.645cm" svg:x="27.124cm" svg:y="12.715cm">
          <draw:text-box>
            <text:p text:style-name="P1">1</text:p>
          </draw:text-box>
        </draw:frame>
        <draw:frame draw:style-name="gr5" draw:text-style-name="P1" draw:layer="measurelines" svg:width="0.637cm" svg:height="0.645cm" svg:x="27.135cm" svg:y="15.27cm">
          <draw:text-box>
            <text:p text:style-name="P1">*</text:p>
          </draw:text-box>
        </draw:frame>
        <draw:frame draw:style-name="gr5" draw:layer="layout" svg:width="0.637cm" svg:height="0.645cm" svg:x="21.141cm" svg:y="9.111cm">
          <draw:text-box>
            <text:p text:style-name="P1">*</text:p>
          </draw:text-box>
        </draw:frame>
        <draw:frame draw:style-name="gr19" draw:text-style-name="P2" draw:id="id15" draw:layer="layout" svg:width="2.424cm" svg:height="0.806cm" svg:x="3.05cm" svg:y="8.228cm">
          <draw:text-box>
            <text:p text:style-name="P1"><text:span text:style-name="T1">LETTER</text:span></text:p>
          </draw:text-box>
        </draw:frame>
        <draw:frame draw:style-name="gr5" draw:layer="layout" svg:width="0.697cm" svg:height="0.645cm" svg:x="5.372cm" svg:y="8.015cm">
          <draw:text-box>
            <text:p text:style-name="P1">1</text:p>
          </draw:text-box>
        </draw:frame>
        <draw:connector draw:style-name="gr3" draw:text-style-name="P5" draw:layer="layout" svg:x1="5.474cm" svg:y1="8.631cm" svg:x2="7.909cm" svg:y2="8.637cm" draw:start-shape="id15" draw:start-glue-point="1" draw:end-shape="id11" draw:end-glue-point="3" svg:d="m5474 8631h1218v6h1217">
          <text:p/>
        </draw:connector>
        <draw:frame draw:style-name="gr5" draw:layer="layout" svg:width="0.637cm" svg:height="0.645cm" svg:x="7.342cm" svg:y="8.111cm">
          <draw:text-box>
            <text:p text:style-name="P1">*</text:p>
          </draw:text-box>
        </draw:frame>
        <draw:frame draw:style-name="gr5" draw:layer="layout" svg:width="0.697cm" svg:height="0.645cm" svg:x="14.872cm" svg:y="8.015cm">
          <draw:text-box>
            <text:p text:style-name="P1">1</text:p>
          </draw:text-box>
        </draw:frame>
        <draw:frame draw:style-name="gr14" draw:text-style-name="P11" draw:layer="layout" svg:width="2.784cm" svg:height="0.806cm" svg:x="1.635cm" svg:y="20.976cm">
          <draw:text-box>
            <text:p text:style-name="P1"><text:span text:style-name="T6">Packages</text:span></text:p>
          </draw:text-box>
        </draw:frame>
        <draw:frame draw:style-name="gr20" draw:layer="layout" svg:width="0.502cm" svg:height="1.187cm" svg:x="3.702cm" svg:y="22.64cm">
          <draw:text-box>
            <text:p/>
          </draw:text-box>
        </draw:frame>
        <draw:frame draw:style-name="gr21" draw:text-style-name="P9" draw:layer="layout" svg:width="2.03cm" svg:height="0.806cm" svg:x="1.935cm" svg:y="25.993cm">
          <draw:text-box>
            <text:p/>
          </draw:text-box>
        </draw:frame>
        <draw:frame draw:style-name="gr14" draw:layer="layout" svg:width="3.63cm" svg:height="0.806cm" svg:x="4.31cm" svg:y="25.993cm">
          <draw:text-box>
            <text:p text:style-name="P1">PARLIAMENT</text:p>
          </draw:text-box>
        </draw:frame>
        <draw:frame draw:style-name="gr18" draw:text-style-name="P1" draw:id="id16" draw:layer="layout" svg:width="2.678cm" svg:height="0.806cm" svg:x="2.923cm" svg:y="11.96cm">
          <draw:text-box>
            <text:p text:style-name="P1">ANSWER</text:p>
          </draw:text-box>
        </draw:frame>
        <draw:frame draw:style-name="gr5" draw:layer="layout" svg:width="0.697cm" svg:height="0.645cm" svg:x="15.47cm" svg:y="9.15cm">
          <draw:text-box>
            <text:p text:style-name="P1">1</text:p>
          </draw:text-box>
        </draw:frame>
        <draw:connector draw:style-name="gr3" draw:text-style-name="P5" draw:layer="layout" svg:x1="5.601cm" svg:y1="12.363cm" svg:x2="16.055cm" svg:y2="9.034cm" draw:start-shape="id16" draw:start-glue-point="1" draw:end-shape="id1" draw:end-glue-point="2" svg:d="m5601 12363h10454v-3329">
          <text:p/>
        </draw:connector>
        <draw:frame draw:style-name="gr5" draw:layer="layout" svg:width="0.637cm" svg:height="0.645cm" svg:x="5.543cm" svg:y="11.911cm">
          <draw:text-box>
            <text:p text:style-name="P1">*</text:p>
          </draw:text-box>
        </draw:frame>
        <draw:connector draw:style-name="gr3" draw:text-style-name="P5" draw:layer="layout" svg:x1="4.262cm" svg:y1="9.034cm" svg:x2="4.262cm" svg:y2="11.96cm" draw:start-shape="id15" draw:start-glue-point="2" draw:end-shape="id16" draw:end-glue-point="0" svg:d="m4262 9034v2926">
          <text:p/>
        </draw:connector>
        <draw:frame draw:style-name="gr5" draw:layer="layout" svg:width="0.697cm" svg:height="0.645cm" svg:x="4.173cm" svg:y="9.115cm">
          <draw:text-box>
            <text:p text:style-name="P1">1</text:p>
          </draw:text-box>
        </draw:frame>
        <draw:frame draw:style-name="gr5" draw:layer="layout" svg:width="0.637cm" svg:height="0.645cm" svg:x="4.244cm" svg:y="11.411cm">
          <draw:text-box>
            <text:p text:style-name="P1">*</text:p>
          </draw:text-box>
        </draw:frame>
        <draw:connector draw:style-name="gr3" draw:text-style-name="P5" draw:layer="layout" draw:line-skew="-0.793cm" svg:x1="23.604cm" svg:y1="19.696cm" svg:x2="26.35cm" svg:y2="8.831cm" draw:start-shape="id7" draw:start-glue-point="4" draw:end-shape="id3" draw:end-glue-point="6" svg:d="m23604 19696h581v-10865h2165">
          <text:p/>
        </draw:connector>
        <draw:frame draw:style-name="gr5" draw:text-style-name="P1" draw:layer="layout" svg:width="0.697cm" svg:height="0.645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5cm" svg:x="25.82cm" svg:y="8.739cm">
          <draw:text-box>
            <text:p text:style-name="P1">*</text:p>
          </draw:text-box>
        </draw:frame>
        <draw:connector draw:style-name="gr3" draw:text-style-name="P5" draw:layer="layout" draw:line-skew="0.235cm" svg:x1="25.439cm" svg:y1="12.367cm" svg:x2="23.604cm" svg:y2="19.696cm" draw:start-shape="id13" draw:start-glue-point="3" draw:end-shape="id7" draw:end-glue-point="4" svg:d="m25439 12367h-682v7329h-1153">
          <text:p/>
        </draw:connector>
        <draw:frame draw:style-name="gr5" draw:text-style-name="P1" draw:layer="layout" svg:width="0.637cm" svg:height="0.645cm" svg:x="24.921cm" svg:y="12.339cm">
          <draw:text-box>
            <text:p text:style-name="P1">*</text:p>
          </draw:text-box>
        </draw:frame>
        <draw:frame draw:style-name="gr12" draw:text-style-name="P4" draw:id="id17" draw:layer="layout" svg:width="5.209cm" svg:height="0.806cm" svg:x="25.044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605cm" svg:y1="19.902cm" svg:x2="25.044cm" svg:y2="19.902cm" draw:start-shape="id7" draw:start-glue-point="1" draw:end-shape="id17" svg:d="m23605 19902h1439">
          <text:p/>
        </draw:connector>
        <draw:frame draw:style-name="gr5" draw:text-style-name="P1" draw:layer="layout" svg:width="0.697cm" svg:height="0.645cm" svg:x="24.576cm" svg:y="19.857cm">
          <draw:text-box>
            <text:p text:style-name="P1">1</text:p>
          </draw:text-box>
        </draw:frame>
        <draw:frame draw:style-name="gr5" draw:layer="layout" svg:width="0.637cm" svg:height="0.645cm" svg:x="23.428cm" svg:y="19.94cm">
          <draw:text-box>
            <text:p text:style-name="P1">*</text:p>
          </draw:text-box>
        </draw:frame>
        <draw:connector draw:style-name="gr22" draw:text-style-name="P5" draw:layer="layout" draw:line-skew="6.497cm" svg:x1="28.6cm" svg:y1="4.893cm" svg:x2="30.253cm" svg:y2="19.902cm" draw:start-shape="id9" draw:start-glue-point="1" draw:end-shape="id17" draw:end-glue-point="1" svg:d="m28600 4893h8663v15009h-7010">
          <text:p/>
        </draw:connector>
        <draw:frame draw:style-name="gr5" draw:text-style-name="P1" draw:layer="layout" svg:width="0.697cm" svg:height="0.645cm" svg:x="30.077cm" svg:y="19.857cm">
          <draw:text-box>
            <text:p text:style-name="P1">1</text:p>
          </draw:text-box>
        </draw:frame>
        <draw:frame draw:style-name="gr5" draw:layer="layout" svg:width="0.637cm" svg:height="0.645cm" svg:x="28.462cm" svg:y="4.403cm">
          <draw:text-box>
            <text:p text:style-name="P1">*</text:p>
          </draw:text-box>
        </draw:frame>
        <draw:frame draw:style-name="gr23" draw:text-style-name="P8" draw:id="id18" draw:layer="layout" svg:width="3.491cm" svg:height="0.806cm" svg:x="25.845cm" svg:y="23.041cm">
          <draw:text-box>
            <text:p text:style-name="P1"><text:span text:style-name="T7">ATTRIBUTE_</text:span></text:p>
          </draw:text-box>
        </draw:frame>
        <draw:frame draw:style-name="gr24" draw:text-style-name="P8" draw:layer="layout" svg:width="2.623cm" svg:height="0.806cm" svg:x="32.032cm" svg:y="23.041cm">
          <draw:text-box>
            <text:p text:style-name="P1"><text:span text:style-name="T7">API_LOG</text:span></text:p>
          </draw:text-box>
        </draw:frame>
        <draw:frame draw:style-name="gr25" draw:text-style-name="P9" draw:layer="layout" svg:width="2.03cm" svg:height="0.806cm" svg:x="1.936cm" svg:y="27.293cm">
          <draw:text-box>
            <text:p/>
          </draw:text-box>
        </draw:frame>
        <draw:frame draw:style-name="gr14" draw:layer="layout" svg:width="1.823cm" svg:height="0.806cm" svg:x="4.311cm" svg:y="27.293cm">
          <draw:text-box>
            <text:p text:style-name="P1">BASE</text:p>
          </draw:text-box>
        </draw:frame>
        <draw:connector draw:style-name="gr3" draw:text-style-name="P5" draw:layer="layout" svg:x1="23.556cm" svg:y1="23.444cm" svg:x2="25.845cm" svg:y2="23.444cm" draw:start-shape="id8" draw:start-glue-point="1" draw:end-shape="id18" draw:end-glue-point="3" svg:d="m23556 23444h2289">
          <text:p/>
        </draw:connector>
        <draw:frame draw:style-name="gr5" draw:layer="layout" svg:width="0.697cm" svg:height="0.645cm" svg:x="23.377cm" svg:y="22.863cm">
          <draw:text-box>
            <text:p text:style-name="P1">1</text:p>
          </draw:text-box>
        </draw:frame>
        <draw:frame draw:style-name="gr5" draw:layer="layout" svg:width="0.637cm" svg:height="0.645cm" svg:x="25.271cm" svg:y="22.961cm">
          <draw:text-box>
            <text:p text:style-name="P1">*</text:p>
          </draw:text-box>
        </draw:frame>
        <draw:frame draw:style-name="gr26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4" draw:layer="layout" svg:width="2.03cm" svg:height="0.806cm" svg:x="10.811cm" svg:y="22.094cm">
          <draw:text-box>
            <text:p text:style-name="P1">TABLE</text:p>
          </draw:text-box>
        </draw:frame>
        <draw:frame draw:style-name="gr27" draw:text-style-name="P4" draw:layer="layout" svg:width="2.03cm" svg:height="0.806cm" svg:x="8.436cm" svg:y="23.394cm">
          <draw:text-box>
            <text:p text:style-name="P1"><text:span text:style-name="T2">TABLEEEEEE</text:span></text:p>
          </draw:text-box>
        </draw:frame>
        <draw:frame draw:style-name="gr14" draw:layer="layout" svg:width="6.818cm" svg:height="0.806cm" svg:x="10.811cm" svg:y="23.394cm">
          <draw:text-box>
            <text:p text:style-name="P1">TABLE, TABLE_ATTRIBUTE</text:p>
          </draw:text-box>
        </draw:frame>
        <draw:frame draw:style-name="gr14" draw:text-style-name="P11" draw:layer="layout" svg:width="4.494cm" svg:height="0.806cm" svg:x="8.136cm" svg:y="20.977cm">
          <draw:text-box>
            <text:p text:style-name="P1"><text:span text:style-name="T6">Additional tables</text:span></text:p>
          </draw:text-box>
        </draw:frame>
        <draw:frame draw:style-name="gr20" draw:layer="layout" svg:width="0.502cm" svg:height="1.187cm" svg:x="10.203cm" svg:y="22.64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Jaroslav Semancik</meta:initial-creator>
    <meta:creation-date>2008-01-20T12:31:04</meta:creation-date>
    <dc:creator>michal </dc:creator>
    <dc:date>2011-03-23T15:14:51</dc:date>
    <dc:language>cs-CZ</dc:language>
    <meta:editing-cycles>198</meta:editing-cycles>
    <meta:editing-duration>PT2114H40M56S</meta:editing-duration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